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c868" officeooo:paragraph-rsid="001ec8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71CSE00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0:50:05.676445403</meta:creation-date>
    <dc:date>2020-01-24T10:50:24.889820468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5.1.6.2$Linux_X86_64 LibreOffice_project/10m0$Build-2</meta:generator>
  </office:meta>
</office:document-meta>
</file>